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5D0000007D84F186B431DBC3B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rsid="001e31f6" officeooo:paragraph-rsid="001e31f6"/>
    </style:style>
    <style:style style:name="P3" style:family="paragraph" style:parent-style-name="Text_20_body">
      <style:text-properties officeooo:paragraph-rsid="001e31f6"/>
    </style:style>
    <style:style style:name="P4" style:family="paragraph" style:parent-style-name="Text_20_body">
      <style:paragraph-properties fo:text-align="center" style:justify-single-word="false"/>
      <style:text-properties fo:font-size="14pt" officeooo:rsid="001e31f6" officeooo:paragraph-rsid="001e31f6" style:font-size-asian="14pt" style:font-size-complex="14pt"/>
    </style:style>
    <style:style style:name="P5" style:family="paragraph" style:parent-style-name="Text_20_body">
      <style:text-properties officeooo:paragraph-rsid="00202161"/>
    </style:style>
    <style:style style:name="P6" style:family="paragraph" style:parent-style-name="Text_20_body">
      <style:text-properties officeooo:rsid="00212345" officeooo:paragraph-rsid="00212345"/>
    </style:style>
    <style:style style:name="P7" style:family="paragraph" style:parent-style-name="Text_20_body">
      <style:text-properties officeooo:rsid="0022d502" officeooo:paragraph-rsid="0022d502"/>
    </style:style>
    <style:style style:name="P8" style:family="paragraph" style:parent-style-name="Text_20_body">
      <style:text-properties officeooo:rsid="0022fa15" officeooo:paragraph-rsid="0022fa15"/>
    </style:style>
    <style:style style:name="P9" style:family="paragraph" style:parent-style-name="Text_20_body">
      <style:text-properties officeooo:rsid="00234f3e" officeooo:paragraph-rsid="00234f3e"/>
    </style:style>
    <style:style style:name="P10" style:family="paragraph" style:parent-style-name="Text_20_body">
      <style:text-properties officeooo:rsid="00236a2a" officeooo:paragraph-rsid="00236a2a"/>
    </style:style>
    <style:style style:name="P11" style:family="paragraph" style:parent-style-name="Text_20_body">
      <style:text-properties officeooo:rsid="002529c8" officeooo:paragraph-rsid="002529c8"/>
    </style:style>
    <style:style style:name="P12" style:family="paragraph" style:parent-style-name="Text_20_body">
      <style:text-properties officeooo:rsid="00281a92" officeooo:paragraph-rsid="00281a92"/>
    </style:style>
    <style:style style:name="P13" style:family="paragraph" style:parent-style-name="Text_20_body">
      <style:text-properties officeooo:rsid="002c5f4f" officeooo:paragraph-rsid="002c5f4f"/>
    </style:style>
    <style:style style:name="P14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5" style:family="paragraph" style:parent-style-name="Bibliography_20_Heading">
      <style:paragraph-properties fo:break-before="page"/>
    </style:style>
    <style:style style:name="P16" style:family="paragraph" style:parent-style-name="Title" style:master-page-name="First_20_Page">
      <style:paragraph-properties style:page-number="auto"/>
      <style:text-properties officeooo:paragraph-rsid="001e31f6"/>
    </style:style>
    <style:style style:name="P17" style:family="paragraph" style:parent-style-name="Title">
      <style:text-properties officeooo:rsid="001e31f6" officeooo:paragraph-rsid="001e31f6"/>
    </style:style>
    <style:style style:name="P18" style:family="paragraph" style:parent-style-name="Heading_20_1">
      <style:paragraph-properties fo:break-before="page"/>
      <style:text-properties officeooo:rsid="00202161" officeooo:paragraph-rsid="00202161"/>
    </style:style>
    <style:style style:name="P19" style:family="paragraph" style:parent-style-name="Heading_20_1">
      <style:paragraph-properties fo:break-before="page"/>
      <style:text-properties officeooo:rsid="00281a92" officeooo:paragraph-rsid="00281a92"/>
    </style:style>
    <style:style style:name="P20" style:family="paragraph" style:parent-style-name="Contents_20_Heading" style:master-page-name="Standard">
      <style:paragraph-properties style:page-number="1" fo:break-before="page"/>
    </style:style>
    <style:style style:name="T1" style:family="text">
      <style:text-properties officeooo:rsid="0022fa15"/>
    </style:style>
    <style:style style:name="T2" style:family="text">
      <style:text-properties officeooo:rsid="00236a2a"/>
    </style:style>
    <style:style style:name="T3" style:family="text">
      <style:text-properties officeooo:rsid="002529c8"/>
    </style:style>
    <style:style style:name="T4" style:family="text">
      <style:text-properties officeooo:rsid="0026447a"/>
    </style:style>
    <style:style style:name="T5" style:family="text">
      <style:text-properties officeooo:rsid="00281a92"/>
    </style:style>
    <style:style style:name="T6" style:family="text">
      <style:text-properties officeooo:rsid="002984d6"/>
    </style:style>
    <style:style style:name="T7" style:family="text">
      <style:text-properties officeooo:rsid="002ab896"/>
    </style:style>
    <style:style style:name="T8" style:family="text">
      <style:text-properties officeooo:rsid="002c5f4f"/>
    </style:style>
    <style:style style:name="T9" style:family="text">
      <style:text-properties officeooo:rsid="00318c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3"/>
      <text:p text:style-name="P3"/>
      <text:p text:style-name="P3"/>
      <text:p text:style-name="P3"/>
      <text:p text:style-name="P17">Project Title</text:p>
      <text:p text:style-name="P3"/>
      <text:p text:style-name="P2"/>
      <text:p text:style-name="P2"/>
      <text:p text:style-name="P4">by</text:p>
      <text:p text:style-name="P4">Author 1, Author 2,</text:p>
      <text:p text:style-name="P4">Author 3, Author 4</text:p>
      <text:p text:style-name="P2">group SCAN – <text:span text:style-name="T8">XX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lleurbanne, May 9, 2020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0">Table of Contents</text:p>
          </text:index-title>
          <text:p text:style-name="P14"><text:a xlink:type="simple" xlink:href="#__RefHeading___Toc110_3221088266" text:style-name="Index_20_Link" text:visited-style-name="Index_20_Link">1. Project Context and Objectives<text:tab/>2</text:a></text:p>
          <text:p text:style-name="P14"><text:a xlink:type="simple" xlink:href="#__RefHeading___Toc273_3221088266" text:style-name="Index_20_Link" text:visited-style-name="Index_20_Link">2. GUI Description<text:tab/>3</text:a></text:p>
          <text:p text:style-name="P14"><text:a xlink:type="simple" xlink:href="#__RefHeading___Toc275_3221088266" text:style-name="Index_20_Link" text:visited-style-name="Index_20_Link">3. Algorithm Description<text:tab/>4</text:a></text:p>
          <text:p text:style-name="P14"><text:a xlink:type="simple" xlink:href="#__RefHeading___Toc277_3221088266" text:style-name="Index_20_Link" text:visited-style-name="Index_20_Link">4. Class Diagram<text:tab/>5</text:a></text:p>
          <text:p text:style-name="P14"><text:a xlink:type="simple" xlink:href="#__RefHeading___Toc279_3221088266" text:style-name="Index_20_Link" text:visited-style-name="Index_20_Link">5. Results and Discussions<text:tab/>6</text:a></text:p>
          <text:p text:style-name="P14"><text:a xlink:type="simple" xlink:href="#__RefHeading___Toc281_3221088266" text:style-name="Index_20_Link" text:visited-style-name="Index_20_Link">6. Project Timeline and Members’ Contributions<text:tab/>7</text:a></text:p>
        </text:index-body>
      </text:table-of-content>
      <text:p text:style-name="P2"/>
      <text:p text:style-name="P2"/>
      <text:h text:style-name="P18" text:outline-level="1"><text:bookmark-start text:name="__RefHeading___Toc110_3221088266"/>1. Project Context and <text:span text:style-name="T1">Objectives</text:span><text:bookmark-end text:name="__RefHeading___Toc110_3221088266"/></text:h>
      <text:p text:style-name="P8">In this Section, you provide a general description of your project, its objectives and general context of your work. </text:p>
      <text:p text:style-name="P8">Talking about the Context of your work, present the main idea of your project <text:span text:style-name="T9">(the problem you aim addressing) </text:span>and what your main motivation is to implement it.</text:p>
      <text:p text:style-name="P8">You describe what you want to achieve, what functionalities you would like to implement. Be clear and precise. You may rethink and re-describe the functionalities that you provided at the beginning of your work on the project.</text:p>
      <text:h text:style-name="P19" text:outline-level="1"><text:bookmark-start text:name="__RefHeading___Toc273_3221088266"/>2. GUI Description<text:bookmark-end text:name="__RefHeading___Toc273_3221088266"/></text:h>
      <text:p text:style-name="P12">Provide a short description of implemented GUI, its functionalities and screenshots.</text:p>
      <text:h text:style-name="P18" text:outline-level="1"><text:bookmark-start text:name="__RefHeading___Toc275_3221088266"/><text:span text:style-name="T5">3</text:span>. Algorithm Description<text:bookmark-end text:name="__RefHeading___Toc275_3221088266"/></text:h>
      <text:p text:style-name="P9">In order to achieve your goal and attain your objectives described in the previous Section, <text:span text:style-name="T2">you have to implement certain algorithms. In this Section, present a “scientific”/algorithmic part of your project.</text:span></text:p>
      <text:p text:style-name="P10">If you implement a certain process or a model, describe it here (e.g. finding the shortest path in a graph<text:bookmark text:name="MendeleyTempCursorBookmark"/>, implementing a particular mechanics of an environment / game engine, finding the way out from a maze, calculating the projections / directions, calculating the propagation, defining the rules of a game / transitions from one state to another etc.). Mind that the described algorithm should be reflected in your source code.</text:p>
      <text:p text:style-name="P11">Provide the references to the materials that you have used. These references should be listed in the Bibliography section of your report.</text:p>
      <text:h text:style-name="P18" text:outline-level="1"><text:bookmark-start text:name="__RefHeading___Toc277_3221088266"/><text:span text:style-name="T6">4</text:span>. Class Diagram<text:bookmark-end text:name="__RefHeading___Toc277_3221088266"/></text:h>
      <text:p text:style-name="P6">In this Section, you provide an UML class diagram of your project and its description. Check that your diagram corresponds to the provided source code.</text:p>
      <text:h text:style-name="P18" text:outline-level="1"><text:bookmark-start text:name="__RefHeading___Toc279_3221088266"/><text:span text:style-name="T6">5</text:span>. Results and Discussions<text:bookmark-end text:name="__RefHeading___Toc279_3221088266"/></text:h>
      <text:p text:style-name="P7">In this Section, you present the outcome of your project. </text:p>
      <text:p text:style-name="P7">1. <text:span text:style-name="T3">What are the objectives that you have attained?</text:span></text:p>
      <text:p text:style-name="P11">2. What are the strongest points of your work?</text:p>
      <text:p text:style-name="P11">3. What are the flaws of your work: limitations and bugs that you have not managed to resolve in a given time?</text:p>
      <text:p text:style-name="P11">4. What are the lessons learnt and <text:span text:style-name="T4">what are the directions to enhancement of your work (what would you have done, if you had had more time?)?</text:span></text:p>
      <text:h text:style-name="P18" text:outline-level="1"><text:bookmark-start text:name="__RefHeading___Toc281_3221088266"/><text:span text:style-name="T6">6</text:span>. <text:span text:style-name="T3">Project Timeline and </text:span>Members’ Contributions<text:bookmark-end text:name="__RefHeading___Toc281_3221088266"/></text:h>
      <text:p text:style-name="P12">Present the timeline of your work, e.g. <text:span text:style-name="T7">how have you organised your work within given time, what collaborative tools have you used, how have you sub-divided the tasks within your team. Describe the engagement and contributions of each of the members of your team.</text:span></text:p>
      <text:p text:style-name="P5"/>
      <text:bibliography text:style-name="Sect1" text:protected="true" text:name="Bibliography1">
        <text:bibliography-source>
          <text:index-title-template text:style-name="Bibliography_20_Heading">Bibliography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P15">Bibliography</text:p>
          </text:index-title>
        </text:index-body>
      </text:bibliography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x="5.1575in" svg:y="-0.2083in" svg:width="1.4819in" svg:height="0.5311in" draw:z-index="7"><draw:image xlink:href="Pictures/100000000000015D0000007D84F186B431DBC3B2.jpg" xlink:type="simple" xlink:show="embed" xlink:actuate="onLoad" loext:mime-type="image/jpeg"/></draw:frame></text:p>
      </style:header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1" draw:name="Image1" text:anchor-type="paragraph" svg:x="5.1575in" svg:y="-0.2083in" svg:width="1.4819in" svg:height="0.5311in" draw:z-index="8"><draw:image xlink:href="Pictures/100000000000015D0000007D84F186B431DBC3B2.jpg" xlink:type="simple" xlink:show="embed" xlink:actuate="onLoad" loext:mime-type="image/jpeg"/></draw:frame></text:p>
      </style:head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4:26:29.431569094</meta:creation-date>
    <dc:date>2020-04-05T15:21:00.352464729</dc:date>
    <meta:editing-duration>PT53M57S</meta:editing-duration>
    <meta:editing-cycles>18</meta:editing-cycles>
    <meta:generator>LibreOffice/6.0.7.3$Linux_X86_64 LibreOffice_project/00m0$Build-3</meta:generator>
    <meta:document-statistic meta:table-count="0" meta:image-count="2" meta:object-count="0" meta:page-count="10" meta:paragraph-count="35" meta:word-count="442" meta:character-count="2641" meta:non-whitespace-character-count="2231"/>
  </office:meta>
</office:document-meta>
</file>